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registros">
        <table:table-row>
          <table:table-cell office:value-type="float" office:value="1">
            <text:p>1</text:p>
          </table:table-cell>
          <table:table-cell office:value-type="string">
            <text:p>Samir</text:p>
          </table:table-cell>
          <table:table-cell office:value-type="string">
            <text:p>Arab</text:p>
          </table:table-cell>
          <table:table-cell office:value-type="float" office:value="45245345">
            <text:p>45245345</text:p>
          </table:table-cell>
          <table:table-cell office:value-type="string">
            <text:p>Computadoras</text:p>
          </table:table-cell>
          <table:table-cell office:value-type="date" office:date-value="2022-10-06T14:30:00" table:style-name="DateTimeCell">
            <text:p>2022-10-06 14:30:00</text:p>
          </table:table-cell>
          <table:table-cell office:value-type="string">
            <text:p>3564-581513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Samir</text:p>
          </table:table-cell>
          <table:table-cell office:value-type="string">
            <text:p>Arab</text:p>
          </table:table-cell>
          <table:table-cell office:value-type="float" office:value="45245345">
            <text:p>45245345</text:p>
          </table:table-cell>
          <table:table-cell office:value-type="string">
            <text:p>Computadoras</text:p>
          </table:table-cell>
          <table:table-cell office:value-type="date" office:date-value="2022-10-06T14:30:00" table:style-name="DateTimeCell">
            <text:p>2022-10-06 14:30:00</text:p>
          </table:table-cell>
          <table:table-cell office:value-type="string">
            <text:p>3564-581513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date" office:date-value="-0001-11-30T00:00:00" table:style-name="DateTimeCell">
            <text:p>0000-00-00 00:00:00</text:p>
          </table:table-cell>
          <table:table-cell office:value-type="string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Tobi</text:p>
          </table:table-cell>
          <table:table-cell office:value-type="string">
            <text:p>Possetto</text:p>
          </table:table-cell>
          <table:table-cell office:value-type="float" office:value="45245362">
            <text:p>45245362</text:p>
          </table:table-cell>
          <table:table-cell office:value-type="string">
            <text:p>RV</text:p>
          </table:table-cell>
          <table:table-cell office:value-type="date" office:date-value="2022-10-20T00:00:00" table:style-name="DateTimeCell">
            <text:p>2022-10-20 00:00:00</text:p>
          </table:table-cell>
          <table:table-cell office:value-type="string">
            <text:p>3564442211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oky</text:p>
          </table:table-cell>
          <table:table-cell office:value-type="string">
            <text:p>Romera</text:p>
          </table:table-cell>
          <table:table-cell office:value-type="float" office:value="44984181">
            <text:p>44984181</text:p>
          </table:table-cell>
          <table:table-cell office:value-type="string">
            <text:p>Auditorio</text:p>
          </table:table-cell>
          <table:table-cell office:value-type="date" office:date-value="2022-10-11T10:30:00" table:style-name="DateTimeCell">
            <text:p>2022-10-11 10:30:00</text:p>
          </table:table-cell>
          <table:table-cell office:value-type="string">
            <text:p>3515-43845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Chanci</text:p>
          </table:table-cell>
          <table:table-cell office:value-type="string">
            <text:p>Chechar</text:p>
          </table:table-cell>
          <table:table-cell office:value-type="float" office:value="46345231">
            <text:p>46345231</text:p>
          </table:table-cell>
          <table:table-cell office:value-type="string">
            <text:p>Compus</text:p>
          </table:table-cell>
          <table:table-cell office:value-type="date" office:date-value="2022-10-20T10:30:00" table:style-name="DateTimeCell">
            <text:p>2022-10-20 10:30:00</text:p>
          </table:table-cell>
          <table:table-cell office:value-type="string">
            <text:p>3564-554433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Uchi</text:p>
          </table:table-cell>
          <table:table-cell office:value-type="string">
            <text:p>Gerba</text:p>
          </table:table-cell>
          <table:table-cell office:value-type="float" office:value="44356356">
            <text:p>44356356</text:p>
          </table:table-cell>
          <table:table-cell office:value-type="string">
            <text:p>Compus</text:p>
          </table:table-cell>
          <table:table-cell office:value-type="date" office:date-value="2022-10-14T16:30:00" table:style-name="DateTimeCell">
            <text:p>2022-10-14 16:30:00</text:p>
          </table:table-cell>
          <table:table-cell office:value-type="string">
            <text:p>3465-90909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Leito</text:p>
          </table:table-cell>
          <table:table-cell office:value-type="string">
            <text:p>Colta</text:p>
          </table:table-cell>
          <table:table-cell office:value-type="float" office:value="45245445">
            <text:p>45245445</text:p>
          </table:table-cell>
          <table:table-cell office:value-type="string">
            <text:p>Audi</text:p>
          </table:table-cell>
          <table:table-cell office:value-type="date" office:date-value="2022-11-15T14:00:00" table:style-name="DateTimeCell">
            <text:p>2022-11-15 14:00:00</text:p>
          </table:table-cell>
          <table:table-cell office:value-type="string">
            <text:p>3564-667788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2-10-18T14:11:42+02:00</meta:creation-date>
  </office:meta>
</office:document-meta>
</file>